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fa4" officeooo:paragraph-rsid="00026fa4"/>
    </style:style>
    <style:style style:name="P2" style:family="paragraph" style:parent-style-name="Standard">
      <style:text-properties officeooo:rsid="00026fa4" officeooo:paragraph-rsid="00026fa4"/>
    </style:style>
    <style:style style:name="P3" style:family="paragraph" style:parent-style-name="Standard">
      <style:text-properties officeooo:rsid="00026fa4" officeooo:paragraph-rsid="00042a3d"/>
    </style:style>
    <style:style style:name="P4" style:family="paragraph" style:parent-style-name="Standard">
      <style:text-properties fo:color="#cc0000" officeooo:rsid="00026fa4" officeooo:paragraph-rsid="00042a3d"/>
    </style:style>
    <style:style style:name="T1" style:family="text">
      <style:text-properties officeooo:rsid="00042a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gdive@bigdive1:~/Desktop/BDINTESA_mine2/development/05_MRJOB$ cd esempi-da-notebook</text:p>
      <text:p text:style-name="P1">bigdive@bigdive1:~/Desktop/BDINTESA_mine2/development/05_MRJOB/esempi-da-notebook$ ls</text:p>
      <text:p text:style-name="P1">00_wordcount <text:s/>01_text_info <text:s/>02_multistep <text:s/>03_runner</text:p>
      <text:p text:style-name="P1">bigdive@bigdive1:~/Desktop/BDINTESA_mine2/development/05_MRJOB/esempi-da-notebook$ cd ..</text:p>
      <text:p text:style-name="P1"><text:span text:style-name="T1">b</text:span>igdive@bigdive1:~/Desktop/BDINTESA_mine2/development/05_MRJOB$ cd esercizi</text:p>
      <text:p text:style-name="P1"/>
      <text:p text:style-name="P1"/>
      <text:p text:style-name="P3">bigdive@bigdive1:~/Desktop/BDINTESA_mine2/development/05_MRJOB/esercizi/ex01$ </text:p>
      <text:p text:style-name="P4">python ex1_lez3nov.py lorem.txt</text:p>
      <text:p text:style-name="P1"/>
      <text:p text:style-name="P1"/>
      <text:p text:style-name="P1"/>
      <text:p text:style-name="P1">No configs found; falling back on auto-configuration</text:p>
      <text:p text:style-name="P1">Creating temp directory /tmp/ex1_lez3nov.bigdive.20161103.114128.397131</text:p>
      <text:p text:style-name="P1">Running step 1 of 3...</text:p>
      <text:p text:style-name="P1">Running step 2 of 3...</text:p>
      <text:p text:style-name="P1">Running step 3 of 3...</text:p>
      <text:p text:style-name="P1">Streaming final output from /tmp/ex1_lez3nov.bigdive.20161103.114128.397131/output...</text:p>
      <text:p text:style-name="P1">"most_used"<text:tab/>["vulputate", 2]</text:p>
      <text:p text:style-name="P1">Removing temp directory /tmp/ex1_lez3nov.bigdive.20161103.114128.397131...</text:p>
      <text:p text:style-name="P1">bigdive@bigdive1:~/Desktop/BDINTESA_mine2/development/05_MRJOB/esercizi/ex01$ python ex1_lez3nov.py lorem.txt</text:p>
      <text:p text:style-name="P1">No configs found; falling back on auto-configuration</text:p>
      <text:p text:style-name="P1">Creating temp directory /tmp/ex1_lez3nov.bigdive.20161103.114307.356865</text:p>
      <text:p text:style-name="P1">Running step 1 of 3...</text:p>
      <text:p text:style-name="P1">Running step 2 of 3...</text:p>
      <text:p text:style-name="P1">Running step 3 of 3...</text:p>
      <text:p text:style-name="P1">Streaming final output from /tmp/ex1_lez3nov.bigdive.20161103.114307.356865/output...</text:p>
      <text:p text:style-name="P1">"most_used"<text:tab/>["v", 2]</text:p>
      <text:p text:style-name="P1">Removing temp directory /tmp/ex1_lez3nov.bigdive.20161103.114307.356865...</text:p>
      <text:p text:style-name="P1"/>
      <text:p text:style-name="P1"/>
      <text:p text:style-name="P3">bigdive@bigdive1:~/Desktop/BDINTESA_mine2/development/05_MRJOB/esercizi/ex01$ </text:p>
      <text:p text:style-name="P4">python ex1_lez3nov.py lorem.tx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4:18:32.896666829</meta:creation-date>
    <meta:generator>LibreOffice/5.1.4.2$Linux_X86_64 LibreOffice_project/10m0$Build-2</meta:generator>
    <dc:date>2016-11-06T17:38:44.957257480</dc:date>
    <meta:editing-duration>PT6M57S</meta:editing-duration>
    <meta:editing-cycles>2</meta:editing-cycles>
    <meta:document-statistic meta:table-count="0" meta:image-count="0" meta:object-count="0" meta:page-count="1" meta:paragraph-count="26" meta:word-count="103" meta:character-count="1455" meta:non-whitespace-character-count="1373"/>
  </office:meta>
</office:document-meta>
</file>